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office:automatic-styles>
  <office:body>
    <office:text text:use-soft-page-breaks="true">
      <text:p text:style-name="P1">Kubični grafi za majhne vrednosti vozlišč n</text:p>
      <text:p text:style-name="Normal">V tem razdelku obravnavamo intervalni indeks kubičnih grafov za manjše vrednosti števila vozlišč nnn, kjer je možna izčrpna analiza vseh neizomorfnih grafov. Posebno pozornost namenimo povezavi med intervalnim indeksom, radijem grafa, bipartitnostjo in simetrijo.</text:p>
      <text:p text:style-name="P2">n=4n = 4n=4</text:p>
      <text:p text:style-name="Normal">Za n=4n = 4n=4 obstaja natanko en neizomorfen kubični graf. Njegov intervalni indeks je Int(G)=6\mathrm{Int}(G) = 6Int(G)=6, radij grafa pa znaša 1. Za primerjavo navajamo še intervalni indeks poti na štirih vozliščih, ki je Int(pot4)=10\mathrm{Int}(\mathrm{pot}_4) = 10Int(pot4​)=10, kar ponovno potrjuje, da pot maksimira intervalni indeks med povezanimi grafi.</text:p>
      <text:p text:style-name="P3">n=6n = 6n=6</text:p>
      <text:p text:style-name="Normal">Za n=6n = 6n=6 obstajata dva neizomorfna kubična grafa. Oba imata radij 2, njuni vrednosti intervalnega indeksa pa sta 27 in 33. Večji intervalni indeks doseže graf, ki je bipartiten in ima večjo avtomorfno grupo. Intervalni indeks poti na šestih vozliščih znaša Int(pot6)=35\mathrm{Int}(\mathrm{pot}_6) = 35Int(pot6​)=35.</text:p>
      <text:p text:style-name="P4">n=8n = 8n=8</text:p>
      <text:p text:style-name="Normal">Za n=8n = 8n=8 obstaja pet neizomorfnih kubičnih grafov. Dva imata radij 2 in intervalni indeks 49 oziroma 52, trije pa radij 3, z vrednostmi intervalnega indeksa 58, 68 in 76. Največji intervalni indeks doseže edini bipartitni graf, ki ima hkrati tudi največjo avtomorfno grupo. Pri nebipartitnih grafih opazimo, da se pri enakem premeru večji intervalni indeks pojavlja pri grafih z večjo simetrijo.</text:p>
      <text:p text:style-name="P5">n=10n = 10n=10</text:p>
      <text:p text:style-name="Normal">Za n=10n = 10n=10 obstaja 19 neizomorfnih kubičnih grafov, od katerih sta le dva bipartitna. Intervalni indeks poti na desetih vozliščih znaša Int(pot10)=165\mathrm{Int}(\mathrm{pot}_{10}) = 165Int(pot10​)=165. Graf z najmanjšim intervalnim indeksom ima hkrati največjo avtomorfno grupo in najmanjši radij, medtem ko graf z največjim intervalnim indeksom doseže edino največjo vrednost radija, in sicer 5. Večina grafov (približno 80 %) ima radij 3.</text:p>
      <text:p text:style-name="P6">n=12n = 12n=12</text:p>
      <text:p text:style-name="Normal">Za n=12n = 12n=12 obstaja 85 neizomorfnih kubičnih grafov. Intervalni indeks poti znaša Int(pot12)=286\mathrm{Int}(\mathrm{pot}_{12}) = 286Int(pot12​)=286. Radij grafov se giblje med 3 in 6, pri čemer ima večina grafov radij 3 ali 4. Le dva grafa imata radij 6, pet pa radij 5. Bipartitni grafi so pri tej velikosti zelo redki. Opazimo, da se z manjšanjem radija praviloma zmanjšuje tudi intervalni indeks, pri čemer ima bipartitnost pri n=12n = 12n=12 že opaznejši vpliv kot sama globina grafa.</text:p>
      <text:p text:style-name="Normal"/>
      <text:p text:style-name="Normal"/>
      <text:soft-page-break/>
      <text:p text:style-name="P7">n=14n = 14n=14</text:p>
      <text:p text:style-name="Normal">Za n=14n = 14n=14 obstaja 509 neizomorfnih kubičnih grafov, intervalni indeks poti pa znaša Int(pot14)=455\mathrm{Int}(\mathrm{pot}_{14}) = 455Int(pot14​)=455. Povezava med radijem in intervalnim indeksom je zelo izrazita: z večanjem radija praviloma narašča tudi intervalni indeks. Najpogostejši radij je 4, odstopanja so razmeroma majhna. Bipartitni grafi so zelo redki, vendar dosegajo najvišje vrednosti intervalnega indeksa.</text:p>
      <text:p text:style-name="P8">n=16n = 16n=16</text:p>
      <text:p text:style-name="Normal">Za n=16n = 16n=16 obstaja 4060 neizomorfnih kubičnih grafov. Tudi pri tej velikosti je razvidna jasna, stopničasta povezava med radijem grafa in intervalnim indeksom: grafi z večjim radijem praviloma dosegajo večje vrednosti Int(G)\mathrm{Int}(G)Int(G). Ta pojav nakazuje, da radij ostaja pomemben dejavnik pri določanju intervalnega indeksa, hkrati pa se z večanjem nnn vse bolj kaže vpliv dodatnih strukturnih lastnosti.</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Calibri"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Calibri"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Calibri"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Calibri"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Calibri" style:font-name-asian="Times New Roman" style:font-name-complex="Times New Roman" fo:color="#272727" fo:hyphenate="false"/>
    </style:style>
    <style:style style:name="Normal" style:display-name="Normal" style:family="paragraph">
      <style:paragraph-properties fo:text-align="justify"/>
      <style:text-properties style:font-name="Times New Roman" fo:font-size="12pt" style:font-size-asian="12pt" fo:language="sl" fo:country="SI"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fo:font-size="12pt" style:font-size-asian="12pt"/>
    </style:style>
    <style:style style:name="Heading5Char" style:display-name="Heading 5 Char" style:family="text" style:parent-style-name="DefaultParagraphFont">
      <style:text-properties style:font-name-asian="Times New Roman" style:font-name-complex="Times New Roman" fo:color="#2F5496" fo:font-size="12pt" style:font-size-asian="12pt"/>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fo:font-size="12pt" style:font-size-asian="12pt"/>
    </style:style>
    <style:style style:name="Heading7Char" style:display-name="Heading 7 Char" style:family="text" style:parent-style-name="DefaultParagraphFont">
      <style:text-properties style:font-name-asian="Times New Roman" style:font-name-complex="Times New Roman" fo:color="#595959" fo:font-size="12pt" style:font-size-asian="12pt"/>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fo:font-size="12pt" style:font-size-asian="12pt"/>
    </style:style>
    <style:style style:name="Heading9Char" style:display-name="Heading 9 Char" style:family="text" style:parent-style-name="DefaultParagraphFont">
      <style:text-properties style:font-name-asian="Times New Roman" style:font-name-complex="Times New Roman" fo:color="#272727" fo:font-size="12pt" style:font-size-asian="12pt"/>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Calibri"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Times New Roman" fo:font-style="italic" style:font-style-asian="italic" style:font-style-complex="italic" fo:color="#404040" fo:font-size="12pt" style:font-size-asian="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style:font-name="Times New Roman" fo:font-style="italic" style:font-style-asian="italic" style:font-style-complex="italic" fo:color="#2F5496" fo:font-size="12pt" style:font-size-asian="12pt"/>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erman, Jure</meta:initial-creator>
    <dc:creator>Jerman, Jure</dc:creator>
    <meta:creation-date>2025-12-17T17:27:00Z</meta:creation-date>
    <dc:date>2025-12-17T17:29:00Z</dc:date>
    <meta:template xlink:href="Normal" xlink:type="simple"/>
    <meta:editing-cycles>1</meta:editing-cycles>
    <meta:editing-duration>PT120S</meta:editing-duration>
    <meta:document-statistic meta:page-count="2" meta:paragraph-count="6" meta:word-count="491" meta:character-count="3289" meta:row-count="23" meta:non-whitespace-character-count="2804"/>
  </office:meta>
</office:document-meta>
</file>